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stème par journées de deux demi-journées (8h et 12h) où l’équipe peut choisir entre « voyager », « étudier et farmer » et « s’installer » et une fin de journée (16h) où l’équipe ne peut choisir qu’entre « farmer » et « s’installer ».</text:p>
      <text:p text:style-name="Standard"/>
      <text:p text:style-name="Standard">Introduction du jeu : Ville</text:p>
      <text:p text:style-name="Standard">Chacun choisit son outil/arme/équipement de départ parmi :</text:p>
      <text:list xml:id="list8034871705840934112" text:style-name="L1">
        <text:list-item>
          <text:p text:style-name="P1">Lance de silex : permet de chasser des bêtes fortement corpulentes et peu rapides</text:p>
        </text:list-item>
        <text:list-item>
          <text:p text:style-name="P1">Arbalète silencieuse : permet de chasser des bêtes classiques (faon, chevreuil, lapin, …)</text:p>
        </text:list-item>
        <text:list-item>
          <text:p text:style-name="P1">Fusil : permet de chasser des bêtes mais augmente les chances d’attirer des Traqueurs</text:p>
        </text:list-item>
        <text:list-item>
          <text:p text:style-name="P1">Manuel des baies : permet d’identifier la comestibilité d’une baie</text:p>
        </text:list-item>
        <text:list-item>
          <text:p text:style-name="P1">Manuel des plantes : permet d’identifier une plante médicinale ou alimentaire</text:p>
        </text:list-item>
        <text:list-item>
          <text:p text:style-name="P1">Manuel des parties d’une viande : permet de distinguer le comestible du non-comestible dans une viande fraîche</text:p>
        </text:list-item>
        <text:list-item>
          <text:p text:style-name="P1">Manuel du feu : permet de faire un feu de camp n’importe où (hors M3, G, Dh)</text:p>
        </text:list-item>
        <text:list-item>
          <text:p text:style-name="P1">Manuel de manufacture : permet de manufacturer de l’équipement de base (à developper)</text:p>
        </text:list-item>
        <text:list-item>
          <text:p text:style-name="P1">Grimoire de sorts : permet d’apprendre un sort et de se défendre contre les Traqueurs</text:p>
        </text:list-item>
        <text:list-item>
          <text:p text:style-name="P1">Manuel du poisson : permet d’identifier une espèce marine comestible</text:p>
        </text:list-item>
        <text:list-item>
          <text:p text:style-name="P1">Canne à pêche classique : permet de pêcher en bord de lac, de mer et de fleuve.</text:p>
        </text:list-item>
        <text:list-item>
          <text:p text:style-name="P1">Set de rames</text:p>
        </text:list-item>
        <text:list-item>
          <text:p text:style-name="P1">Scaphandre autonome : permet de nager sous un lac et sous un fleu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14T15:22:54.702487677</meta:creation-date>
    <dc:date>2022-03-14T22:49:20.85</dc:date>
    <meta:editing-duration>PT5M2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6" meta:word-count="238" meta:character-count="1314"/>
  </office:meta>
</office:document-meta>
</file>